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1.897cm" fo:min-width="8.251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28cm" draw:marker-end-width="0.28cm" draw:fill="solid" draw:fill-color="#ffde59" draw:textarea-horizontal-align="justify" draw:textarea-vertical-align="middle" draw:auto-grow-height="false" fo:min-height="1.897cm" fo:min-width="8.251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8cm" draw:marker-end-width="0.28cm" draw:fill="solid" draw:fill-color="#ec9ba4" draw:textarea-horizontal-align="justify" draw:textarea-vertical-align="middle" draw:auto-grow-height="false" fo:min-height="1.897cm" fo:min-width="8.251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94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308cm"/>
      <style:paragraph-properties style:writing-mode="lr-tb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="solid" draw:fill-color="#ffde59"/>
      <style:paragraph-properties fo:text-align="center"/>
    </style:style>
    <style:style style:name="P3" style:family="paragraph">
      <loext:graphic-properties draw:fill="solid" draw:fill-color="#ec9ba4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8cm" svg:height="2.196cm" draw:transform="rotate (-1.5697491292437) translate (5.896cm 2.299cm)">
            <text:p/>
            <draw:enhanced-geometry svg:viewBox="0 0 21600 21600" draw:text-areas="0 0 21600 21600" draw:type="chevron" draw:modifiers="16198.159300079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8.8cm" svg:height="2.196cm" draw:transform="rotate (-1.5697491292437) translate (5.896cm 9.198cm)">
            <text:p/>
            <draw:enhanced-geometry svg:viewBox="0 0 21600 21600" draw:text-areas="0 0 21600 21600" draw:type="chevron" draw:modifiers="16198.159300079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8.8cm" svg:height="2.196cm" draw:transform="rotate (-1.5697491292437) translate (5.896cm 16.098cm)">
            <text:p/>
            <draw:enhanced-geometry svg:viewBox="0 0 21600 21600" draw:text-areas="0 0 21600 21600" draw:mirror-horizontal="false" draw:mirror-vertical="false" draw:type="chevron" draw:modifiers="16198.159300079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" draw:text-style-name="P5" draw:layer="layout" svg:width="2.3cm" svg:height="2.198cm" svg:x="3.7cm" svg:y="5.8cm">
            <draw:text-box>
              <text:p text:style-name="P4"><text:span text:style-name="T1">Identif</text:span><text:span text:style-name="T1">y </text:span></text:p>
              <text:p text:style-name="P4"><text:span text:style-name="T1">AMPs</text:span></text:p>
              <text:p text:style-name="P4"><text:span text:style-name="T2"/></text:p>
            </draw:text-box>
          </draw:frame>
          <draw:frame draw:style-name="gr4" draw:text-style-name="P5" draw:layer="layout" svg:width="2.6cm" svg:height="2.198cm" svg:x="3.566cm" svg:y="12.605cm">
            <draw:text-box>
              <text:p text:style-name="P4"><text:span text:style-name="T1">Scree</text:span><text:span text:style-name="T1">n </text:span></text:p>
              <text:p text:style-name="P4"><text:span text:style-name="T1">AMPs</text:span></text:p>
              <text:p text:style-name="P4"><text:span text:style-name="T2"/></text:p>
            </draw:text-box>
          </draw:frame>
          <draw:frame draw:style-name="gr5" draw:text-style-name="P5" draw:layer="layout" svg:width="2.2cm" svg:height="2.558cm" svg:x="3.7cm" svg:y="19.8cm">
            <draw:text-box>
              <text:p text:style-name="P4"><text:span text:style-name="T3">Embry</text:span><text:span text:style-name="T3">o</text:span></text:p>
              <text:p text:style-name="P4"><text:span text:style-name="T3">μBiom</text:span><text:span text:style-name="T3">e</text:span></text:p>
              <text:p text:style-name="P4"><text:span text:style-name="T2"/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4:58:43.690038615</meta:creation-date>
    <dc:date>2021-12-01T15:27:01.469033439</dc:date>
    <meta:editing-duration>PT14M49S</meta:editing-duration>
    <meta:editing-cycles>5</meta:editing-cycles>
    <meta:generator>LibreOffice/6.4.7.2$Linux_X86_64 LibreOffice_project/40$Build-2</meta:generator>
    <meta:document-statistic meta:object-count="7"/>
  </office:meta>
</office:document-meta>
</file>